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officeooo:rsid="00053e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SC 2347 Inter Process Communications with Pipes and Sockets</text:p>
      <text:p text:style-name="Standard"/>
      <text:p text:style-name="Standard">Due: <text:s/>Friday April <text:span text:style-name="T4">12</text:span>, 2019.</text:p>
      <text:p text:style-name="Standard"/>
      <text:p text:style-name="P1">“C” Option (maximum grade 70):</text:p>
      <text:p text:style-name="Standard">Captain Kirk has asked Mr. Spock to write a program to control the life support and navigation systems using <text:span text:style-name="Default_20_Paragraph_20_Font"><text:span text:style-name="T1">“anonymous pipes.”</text:span></text:span> <text:s/>The life support and navigation systems must be separate processes (able to execute on separate cores simultaneously).</text:p>
      <text:p text:style-name="Standard"/>
      <text:p text:style-name="Standard">When activated, the life support system process (child) should first report to the parent it has adjusted the breathing gas levels in the space ship. <text:s/>The time to adjust this system is <text:span text:style-name="Default_20_Paragraph_20_Font"><text:span text:style-name="T3">exponentially distributed with a mean of 5 seconds</text:span></text:span>. <text:s/>Simulate the adjustment by sleeping the appropriate amount of time. <text:s/>Next the environment (including lighting and temperature levels) must be adjusted. <text:s/>This requires 4 seconds exponentially distributed. <text:s/>After making the appropriate adjustments, the child process should terminate. <text:s/>Hint: <text:s/>Use your random number library we created in “GNULibraryCreation.odt” and the function “sleep( int seconds).” <text:s/><text:span text:style-name="Default_20_Paragraph_20_Font"><text:span text:style-name="T3">We will cover the exponential distribution and library creation in the near future</text:span></text:span>. <text:s/><text:span text:style-name="Default_20_Paragraph_20_Font"><text:span text:style-name="T3">Until then you can used a fixed sleep time like 5or 10 <text:s/>seconds to develop and test your software. <text:s/>You may use the same method to develop the software for the uniform distribution until we cover it in class</text:span></text:span>.</text:p>
      <text:p text:style-name="Standard"/>
      <text:p text:style-name="Standard">When activated, the Navigation system process (child) should make the appropriate adjustments and report back to the parent. <text:s/>This adjustment requires <text:span text:style-name="Default_20_Paragraph_20_Font"><text:span text:style-name="T3">0 to 6 seconds uniformly distributed</text:span></text:span>. <text:s/>The child should should terminate after notifying the parent of the adjustments. <text:s/>Hint: Product of a uniformly distributed random floating point number/deviate ( 0 &lt;= random number &lt; 1) and 6.</text:p>
      <text:p text:style-name="Standard"/>
      <text:p text:style-name="Standard">Both the life support and navigation systems should communicate appropriate messages back to the parent indicating the action taken and how long it took <text:span text:style-name="Default_20_Paragraph_20_Font"><text:span text:style-name="T2">via a pipe or pipes</text:span></text:span>. <text:s/>All messages must be printed by the parent. <text:s/>The parent must print the time the message is printed using the system clock.</text:p>
      <text:p text:style-name="Standard"/>
      <text:p text:style-name="P1">“B” Option (maximum grade 80):</text:p>
      <text:p text:style-name="Standard"><text:span text:style-name="T4">First, i</text:span>mplement the “C” option. <text:s/><text:span text:style-name="T4">Second, i</text:span>mplement the “C” requirements using “named pipes” such that once the three<text:span text:style-name="Default_20_Paragraph_20_Font"><text:span text:style-name="T1"> separate programs (main, life support, and navigation)</text:span></text:span> are created, they will continue to make the appropriate adjustments approximately every 30 seconds. <text:s/>All systems will require the times for execution as specified in the “C” Option.</text:p>
      <text:p text:style-name="Standard"/>
      <text:p text:style-name="Standard">Both the life support and navigation systems should communicate appropriate messages back to the parent indicating the action taken and how long it took <text:span text:style-name="Default_20_Paragraph_20_Font"><text:span text:style-name="T2">via a named pipe or pipes</text:span></text:span>. <text:s/>All messages must be printed by the parent. <text:s/>The parent must print the time the message is printed using the system clock.</text:p>
      <text:p text:style-name="Standard"/>
      <text:p text:style-name="P1">“A” Option (maximum grade 90):</text:p>
      <text:p text:style-name="Standard"><text:span text:style-name="T4">First i</text:span>mplement the “<text:span text:style-name="T4">C” and</text:span> “B” option<text:span text:style-name="T4">s</text:span>. <text:s/>Now implement the “C” requirements <text:span text:style-name="T4">assuming the navigation and life support systems are on separate dedicated computers communicating over a networ.</text:span></text:p>
      <text:p text:style-name="Standard"/>
      <text:p text:style-name="Standard">The life support and navigation systems (<text:span text:style-name="Default_20_Paragraph_20_Font"><text:span text:style-name="T1">two separate processes</text:span></text:span>) should communicate appropriate messages back to the parent indicating the action taken and how long it took <text:span text:style-name="Default_20_Paragraph_20_Font"><text:span text:style-name="T2">using “sockets” for all communications</text:span></text:span>. <text:s/>All messages must be printed by the parent. <text:s/>The parent must print the time the message is printed using the system clock.</text:p>
      <text:p text:style-name="Standard"/>
      <text:p text:style-name="Standard">For all options: <text:s/>Supply a hard copy of your code and sufficient output to demonstrate your code works.</text:p>
      <text:p text:style-name="Standard"><text:soft-page-break/></text:p>
      <text:p text:style-name="Standard">Skeleton sample for “C” Option:</text:p>
      <text:p text:style-name="Standard"/>
      <text:p text:style-name="Standard">main ( ) // Bridge</text:p>
      <text:p text:style-name="Standard">{</text:p>
      <text:p text:style-name="Standard"><text:tab/>// create pipe</text:p>
      <text:p text:style-name="Standard"><text:tab/>// seed random number generator</text:p>
      <text:p text:style-name="Standard"/>
      <text:p text:style-name="Standard"><text:tab/>if (fork( ) == 0) <text:s/>// create navigation, child 1</text:p>
      <text:p text:style-name="Standard"><text:tab/><text:tab/></text:p>
      <text:p text:style-name="Standard"><text:tab/><text:tab/>if( fork( ) == 0) <text:s/>// create life support – child 2</text:p>
      <text:p text:style-name="Standard"><text:tab/><text:tab/><text:tab/>while( true life support) {</text:p>
      <text:p text:style-name="Standard"><text:tab/><text:tab/><text:tab/><text:tab/>--</text:p>
      <text:p text:style-name="Standard"><text:tab/><text:tab/><text:tab/><text:tab/>write(pipe, buffer, length)</text:p>
      <text:p text:style-name="Standard"><text:tab/><text:tab/><text:tab/><text:tab/></text:p>
      <text:p text:style-name="Standard"><text:tab/><text:tab/><text:tab/>} // end while - life support loop</text:p>
      <text:p text:style-name="Standard"><text:tab/><text:tab/>else {</text:p>
      <text:p text:style-name="Standard"><text:tab/><text:tab/><text:tab/>// child1 navigation</text:p>
      <text:p text:style-name="Standard"><text:tab/><text:tab/><text:tab/>while( true navigation ) {</text:p>
      <text:p text:style-name="Standard"><text:tab/><text:tab/><text:tab/><text:tab/>–</text:p>
      <text:p text:style-name="Standard"><text:tab/><text:tab/><text:tab/><text:tab/>write(pipe, buffer, length)</text:p>
      <text:p text:style-name="Standard"><text:tab/><text:tab/><text:tab/><text:tab/>–</text:p>
      <text:p text:style-name="Standard"><text:tab/><text:tab/><text:tab/>} <text:s/>// end while – navigation loop</text:p>
      <text:p text:style-name="Standard"><text:tab/><text:tab/>// end if</text:p>
      <text:p text:style-name="Standard"><text:tab/><text:tab/>// code common to life support and navigation</text:p>
      <text:p text:style-name="Standard"><text:tab/>else <text:s/>{</text:p>
      <text:p text:style-name="Standard"><text:tab/><text:tab/>// bridge</text:p>
      <text:p text:style-name="Standard"><text:tab/><text:tab/>while (true on bridge) {</text:p>
      <text:p text:style-name="Standard"><text:tab/><text:tab/><text:tab/>–</text:p>
      <text:p text:style-name="Standard"><text:tab/><text:tab/><text:tab/>read(pipe, buffer, length)</text:p>
      <text:p text:style-name="Standard"><text:tab/><text:tab/><text:tab/>–</text:p>
      <text:p text:style-name="Standard"><text:tab/><text:tab/>} <text:s/>//end while</text:p>
      <text:p text:style-name="Standard"><text:tab/>} <text:s/>// end bridge specific</text:p>
      <text:p text:style-name="Standard"><text:tab/>// code common to bridge and life support</text:p>
      <text:p text:style-name="Standard"><text:tab/>return 0</text:p>
      <text:p text:style-name="Standard">} // end program</text:p>
      <text:p text:style-name="Standard"/>
      <text:p text:style-name="Standard">For the “B” option you may wish to open the named file for append (“a”) as it will be shared. <text:s/>Alternately, programs only reading the pipe may open the named pipe as O_RDONLY and those programs only writing to the pipe as O_WRONLY using “mkfifo(pipeFileName, 0666)” for access. <text:s/></text:p>
      <text:p text:style-name="Standard"/>
      <text:p text:style-name="P2">Reader:</text:p>
      <text:p text:style-name="Standard">int pipeFiles; <text:s/>char *sharedPipe = “FIFOpipe”; <text:s/>mkfifo( sharedPipe, 0666 );</text:p>
      <text:p text:style-name="Standard">pipeFiles = open( sharedPipe, O_RDONLY); the “read( sharedPipes, messgBuff, maxLen );</text:p>
      <text:p text:style-name="P2">Writers:</text:p>
      <text:p text:style-name="Standard">pipeFile = open( sharedPipe, O_WRONLY); “write(pipeFiles, message, strlen(messg) + 1 );”</text:p>
      <text:p text:style-name="Standard">–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4-10T15:06:00Z</meta:creation-date>
    <dc:date>2019-03-03T08:23:08.301000000</dc:date>
    <meta:editing-cycles>22</meta:editing-cycles>
    <meta:editing-duration>PT2H4M58S</meta:editing-duration>
    <meta:document-statistic meta:table-count="0" meta:image-count="0" meta:object-count="0" meta:page-count="2" meta:paragraph-count="54" meta:word-count="728" meta:character-count="4562" meta:non-whitespace-character-count="3771"/>
    <meta:template xlink:type="simple" xlink:actuate="onRequest" xlink:title="" xlink:href="../../../../../../tmp/mozilla_hamza0/LabCOSC2347PipesSocketsSp19.odt/Normal"/>
  </office:meta>
</office:document-meta>
</file>